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Arial Unicode MS" svg:font-family="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"/>
    </style:style>
    <style:style style:name="P2" style:family="paragraph" style:parent-style-name="Text_20_body">
      <style:paragraph-properties fo:margin-top="0cm" fo:margin-bottom="0cm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top="0cm" fo:margin-bottom="0cm"/>
      <style:text-properties style:font-name="Arial" fo:font-size="18pt" style:font-name-asian="Arial Unicode MS" style:font-size-asian="18pt" style:font-name-complex="Tahoma1" style:font-size-complex="18pt"/>
    </style:style>
    <style:style style:name="P4" style:family="paragraph" style:parent-style-name="Text_20_body">
      <style:text-properties style:font-name="Arial"/>
    </style:style>
    <style:style style:name="P5" style:family="paragraph" style:parent-style-name="Text_20_body">
      <style:paragraph-properties fo:text-align="center" style:justify-single-word="false"/>
      <style:text-properties style:font-name="Arial"/>
    </style:style>
    <style:style style:name="P6" style:family="paragraph" style:parent-style-name="Text_20_body">
      <style:text-properties style:font-name="Arial" fo:font-weight="bold" style:font-weight-asian="bold" style:font-weight-complex="bold"/>
    </style:style>
    <style:style style:name="P7" style:family="paragraph" style:parent-style-name="Heading_20_1">
      <style:paragraph-properties fo:margin-top="0cm" fo:margin-bottom="0cm"/>
      <style:text-properties style:font-name="Arial"/>
    </style:style>
    <style:style style:name="P8" style:family="paragraph" style:parent-style-name="Heading_20_1">
      <style:paragraph-properties fo:margin-top="0cm" fo:margin-bottom="0cm" fo:text-align="center" style:justify-single-word="false"/>
      <style:text-properties style:font-name="Arial"/>
    </style:style>
    <style:style style:name="P9" style:family="paragraph" style:parent-style-name="Heading_20_1">
      <style:paragraph-properties fo:margin-top="0cm" fo:margin-bottom="0cm" fo:keep-with-next="always"/>
      <style:text-properties style:font-name="Arial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 style:list-style-name="L2">
      <style:text-properties style:font-name="Arial"/>
    </style:style>
    <style:style style:name="P12" style:family="paragraph" style:parent-style-name="Text_20_body" style:list-style-name="L3">
      <style:text-properties style:font-name="Arial"/>
    </style:style>
    <style:style style:name="P13" style:family="paragraph" style:parent-style-name="Text_20_body" style:list-style-name="L4">
      <style:text-properties style:font-name="Arial"/>
    </style:style>
    <style:style style:name="P14" style:family="paragraph" style:parent-style-name="Text_20_body" style:list-style-name="L1">
      <style:paragraph-properties fo:margin-top="0cm" fo:margin-bottom="0cm"/>
      <style:text-properties style:font-name="Arial"/>
    </style:style>
    <style:style style:name="P15" style:family="paragraph" style:parent-style-name="Text_20_Master_7e_LT_7e_Gliederung_20_1">
      <style:paragraph-properties fo:margin-top="0cm" fo:margin-bottom="0.499cm" fo:text-align="center" style:justify-single-word="false" style:text-autospace="none"/>
      <style:text-properties fo:color="#0030f6" style:font-name="Arial" fo:font-size="20pt" fo:font-weight="bold" style:font-size-asian="20pt" style:font-weight-asian="bold" style:font-size-complex="20pt" style:font-weight-complex="bold"/>
    </style:style>
    <style:style style:name="P16" style:family="paragraph" style:parent-style-name="Text_20_Master_7e_LT_7e_Gliederung_20_1">
      <style:paragraph-properties fo:margin-top="0cm" fo:margin-bottom="0.499cm" fo:text-align="center" style:justify-single-word="false" style:text-autospace="none"/>
      <style:text-properties fo:color="#000000" style:font-name="Arial" fo:font-size="20pt" style:font-size-asian="20pt" style:font-size-complex="20pt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color="#c0c0c0" style:font-name="Helvetica" fo:font-size="8pt" fo:font-weight="bold"/>
    </style:style>
    <style:style style:name="P19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ize="18pt" style:font-name-asian="Arial Unicode MS" style:font-size-asian="18pt" style:font-name-complex="Tahoma1" style:font-size-complex="18pt"/>
    </style:style>
    <style:style style:name="T3" style:family="text">
      <style:text-properties fo:font-size="18pt" style:font-name-asian="Arial" style:font-size-asian="18pt" style:font-name-complex="Arial" style:font-size-complex="18pt"/>
    </style:style>
    <style:style style:name="T4" style:family="text">
      <style:text-properties fo:color="#c0c0c0" style:font-name="Helvetica" fo:font-size="8pt" fo:font-weight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0000" draw:textarea-horizontal-align="left" draw:textarea-vertical-align="top" fo:padding-top="0.049cm" fo:padding-left="0.049cm" style:run-through="foreground"/>
    </style:style>
    <style:style style:name="gr3" style:family="graphic">
      <style:graphic-properties draw:fill="solid" draw:fill-color="#ffffff" draw:textarea-horizontal-align="justify" draw:textarea-vertical-align="middle" draw:auto-grow-height="false" style:run-through="foreground"/>
    </style:style>
    <style:style style:name="gr4" style:family="graphic">
      <style:graphic-properties draw:fill="solid" draw:fill-color="#ffffff" draw:textarea-horizontal-align="center" draw:textarea-vertical-align="middle" style:run-through="foreground"/>
    </style:style>
    <style:style style:name="gr5" style:family="graphic">
      <style:graphic-properties svg:stroke-width="0.101cm" draw:fill="solid" draw:fill-color="#ffffff" draw:textarea-horizontal-align="center" draw:textarea-vertical-align="middle" fo:padding-top="0.049cm" fo:padding-bottom="0.049cm" fo:padding-left="0.049cm" fo:padding-right="0.049cm" style:run-through="foreground"/>
    </style:style>
    <style:style style:name="gr6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reate a Comic Book that tells the story of the</text:p>
      <text:p text:style-name="P15">Three Little Pigs</text:p>
      <text:p text:style-name="P4"/>
      <text:p text:style-name="P4"/>
      <text:p text:style-name="P2">Present the basic story</text:p>
      <text:p text:style-name="P1"><text:span text:style-name="T2">______ </text:span><text:span text:style-name="T3">□</text:span><text:span text:style-name="T2"> </text:span>basic storyboard (outline) of 3 Pigs building houses</text:p>
      <text:p text:style-name="P1"><text:span text:style-name="T2">______ </text:span><text:span text:style-name="T3">□</text:span><text:span text:style-name="T2"> </text:span>basic storyboard (outline) of wolf blowing down houses</text:p>
      <text:p text:style-name="P1"><text:span text:style-name="T2">______ </text:span><text:span text:style-name="T3">□</text:span><text:span text:style-name="T2"> </text:span>basic storyboard (outline) of wolf perishing</text:p>
      <text:p text:style-name="P3"/>
      <text:p text:style-name="P1"/>
      <text:p text:style-name="P1"/>
      <text:p text:style-name="P2">Line drawings – not stick figures</text:p>
      <text:p text:style-name="P1"><text:span text:style-name="T2">______ </text:span><text:span text:style-name="T3">□</text:span><text:span text:style-name="T2"> </text:span>Pig Template<text:tab/><text:tab/><text:span text:style-name="T2">______ </text:span><text:span text:style-name="T3">□</text:span><text:span text:style-name="T2"> </text:span>Wolf Template</text:p>
      <text:p text:style-name="P1"><text:span text:style-name="T2">______ </text:span><text:span text:style-name="T3">□</text:span><text:span text:style-name="T2"> </text:span>Page 1 Drawings<text:tab/><text:tab/><text:span text:style-name="T2">______ </text:span><text:span text:style-name="T3">□</text:span><text:span text:style-name="T2"> </text:span>Page 2 Drawings<text:tab/></text:p>
      <text:p text:style-name="P1"><text:span text:style-name="T2">______ </text:span><text:span text:style-name="T3">□</text:span><text:span text:style-name="T2"> </text:span>Page 3 Drawings<text:tab/><text:tab/><text:span text:style-name="T2">______ </text:span><text:span text:style-name="T3">□</text:span><text:span text:style-name="T2"> </text:span>Page 4 Drawings<text:tab/></text:p>
      <text:p text:style-name="P1"><text:span text:style-name="T2">______ </text:span><text:span text:style-name="T3">□</text:span><text:span text:style-name="T2"> </text:span>Page 5 Drawings<text:tab/><text:tab/><text:span text:style-name="T2">______ </text:span><text:span text:style-name="T3">□</text:span><text:span text:style-name="T2"> </text:span>Page 6 Drawings<text:tab/></text:p>
      <text:p text:style-name="P1"><text:span text:style-name="T2">______ </text:span><text:span text:style-name="T3">□</text:span><text:span text:style-name="T2"> </text:span>Page 7 Drawings<text:tab/><text:tab/><text:span text:style-name="T2">______ </text:span><text:span text:style-name="T3">□</text:span><text:span text:style-name="T2"> </text:span>Page 8 Drawings<text:tab/></text:p>
      <text:p text:style-name="P1"><text:span text:style-name="T2">______ </text:span><text:span text:style-name="T3">□</text:span><text:span text:style-name="T2"> </text:span>Page 9 Drawings</text:p>
      <text:p text:style-name="P1"/>
      <text:p text:style-name="P1"/>
      <text:p text:style-name="P2">Written words – story is told visually (dialog) as well as with words (narration)</text:p>
      <text:p text:style-name="P1"><text:span text:style-name="T2">______ </text:span><text:span text:style-name="T3">□</text:span><text:span text:style-name="T2"> </text:span>Page 1 Dialog<text:tab/><text:tab/><text:span text:style-name="T2">______ </text:span><text:span text:style-name="T3">□</text:span><text:span text:style-name="T2"> </text:span>Page 1 Narration</text:p>
      <text:p text:style-name="P1"><text:span text:style-name="T2">______ </text:span><text:span text:style-name="T3">□</text:span><text:span text:style-name="T2"> </text:span>Page 2 Dialog<text:tab/><text:tab/><text:span text:style-name="T2">______ </text:span><text:span text:style-name="T3">□</text:span><text:span text:style-name="T2"> </text:span>Page 2 Narration</text:p>
      <text:p text:style-name="P1"><text:span text:style-name="T2">______ </text:span><text:span text:style-name="T3">□</text:span><text:span text:style-name="T2"> </text:span>Page 3 Dialog<text:tab/><text:tab/><text:span text:style-name="T2">______ </text:span><text:span text:style-name="T3">□</text:span><text:span text:style-name="T2"> </text:span>Page 3 Narration</text:p>
      <text:p text:style-name="P1"><text:span text:style-name="T2">______ </text:span><text:span text:style-name="T3">□</text:span><text:span text:style-name="T2"> </text:span>Page 4 Dialog<text:tab/><text:tab/><text:span text:style-name="T2">______ </text:span><text:span text:style-name="T3">□</text:span><text:span text:style-name="T2"> </text:span>Page 4 Narration</text:p>
      <text:p text:style-name="P1"><text:span text:style-name="T2">______ </text:span><text:span text:style-name="T3">□</text:span><text:span text:style-name="T2"> </text:span>Page 5 Dialog<text:tab/><text:tab/><text:span text:style-name="T2">______ </text:span><text:span text:style-name="T3">□</text:span><text:span text:style-name="T2"> </text:span>Page 5 Narration</text:p>
      <text:p text:style-name="P1"><text:span text:style-name="T2">______ </text:span><text:span text:style-name="T3">□</text:span><text:span text:style-name="T2"> </text:span>Page 6 Dialog<text:tab/><text:tab/><text:span text:style-name="T2">______ </text:span><text:span text:style-name="T3">□</text:span><text:span text:style-name="T2"> </text:span>Page 6 Narration</text:p>
      <text:p text:style-name="P1"><text:span text:style-name="T2">______ </text:span><text:span text:style-name="T3">□</text:span><text:span text:style-name="T2"> </text:span>Page 7 Dialog<text:tab/><text:tab/><text:span text:style-name="T2">______ </text:span><text:span text:style-name="T3">□</text:span><text:span text:style-name="T2"> </text:span>Page 7 Narration</text:p>
      <text:p text:style-name="P1"><text:span text:style-name="T2">______ </text:span><text:span text:style-name="T3">□</text:span><text:span text:style-name="T2"> </text:span>Page 8 Dialog<text:tab/><text:tab/><text:span text:style-name="T2">______ </text:span><text:span text:style-name="T3">□</text:span><text:span text:style-name="T2"> </text:span>Page 8 Narration</text:p>
      <text:p text:style-name="P1"><text:span text:style-name="T2">______ </text:span><text:span text:style-name="T3">□</text:span><text:span text:style-name="T2"> </text:span>Page 9 Dialog<text:tab/><text:tab/><text:span text:style-name="T2">______ </text:span><text:span text:style-name="T3">□</text:span><text:span text:style-name="T2"> </text:span>Page 9 Narration</text:p>
      <text:h text:style-name="P8" text:outline-level="1"/>
      <text:p text:style-name="P5">OpenAgile Simulation – Value Drivers &amp; Task Sheet</text:p>
      <text:p text:style-name="P2"/>
      <text:p text:style-name="P2"/>
      <text:p text:style-name="P2"><text:soft-page-break/>Cover page</text:p>
      <text:p text:style-name="P1"><text:span text:style-name="T2">______ </text:span><text:span text:style-name="T3">□</text:span><text:span text:style-name="T2"> </text:span>Title<text:tab/><text:tab/><text:tab/><text:tab/><text:span text:style-name="T2">______ </text:span><text:span text:style-name="T3">□</text:span><text:span text:style-name="T2"> </text:span>Drawing of fun scene w/ characters</text:p>
      <text:p text:style-name="P1"/>
      <text:p text:style-name="P1"/>
      <text:p text:style-name="P2">Show copyright notice – inside cover</text:p>
      <text:p text:style-name="P1"><text:span text:style-name="T2">______ </text:span><text:span text:style-name="T3">□</text:span><text:span text:style-name="T2"> </text:span>Date<text:tab/><text:tab/><text:tab/><text:tab/><text:span text:style-name="T2">______ </text:span><text:span text:style-name="T3">□</text:span><text:span text:style-name="T2"> </text:span>Author(s)</text:p>
      <text:p text:style-name="P1"/>
      <text:p text:style-name="P1"/>
      <text:p text:style-name="P2">Colorful drawings – at least three colors</text:p>
      <text:p text:style-name="P1"><text:span text:style-name="T2">______ </text:span><text:span text:style-name="T3">□</text:span><text:span text:style-name="T2"> </text:span>Title Page<text:tab/><text:tab/><text:tab/><text:span text:style-name="T2">______ </text:span><text:span text:style-name="T3">□</text:span><text:span text:style-name="T2"> </text:span>Page 1</text:p>
      <text:p text:style-name="P1"><text:span text:style-name="T2">______ </text:span><text:span text:style-name="T3">□</text:span><text:span text:style-name="T2"> </text:span>Page 2<text:tab/><text:tab/><text:tab/><text:span text:style-name="T2">______ </text:span><text:span text:style-name="T3">□</text:span><text:span text:style-name="T2"> </text:span>Page 3</text:p>
      <text:p text:style-name="P1"><text:span text:style-name="T2">______ </text:span><text:span text:style-name="T3">□</text:span><text:span text:style-name="T2"> </text:span>Page 4<text:tab/><text:tab/><text:tab/><text:span text:style-name="T2">______ </text:span><text:span text:style-name="T3">□</text:span><text:span text:style-name="T2"> </text:span>Page 5</text:p>
      <text:p text:style-name="P1"><text:span text:style-name="T2">______ </text:span><text:span text:style-name="T3">□</text:span><text:span text:style-name="T2"> </text:span>Page 6<text:tab/><text:tab/><text:tab/><text:span text:style-name="T2">______ </text:span><text:span text:style-name="T3">□</text:span><text:span text:style-name="T2"> </text:span>Page 7</text:p>
      <text:p text:style-name="P1"><text:span text:style-name="T2">______ </text:span><text:span text:style-name="T3">□</text:span><text:span text:style-name="T2"> </text:span>Page 8<text:tab/><text:tab/><text:tab/><text:span text:style-name="T2">______ </text:span><text:span text:style-name="T3">□</text:span><text:span text:style-name="T2"> </text:span>Page 9</text:p>
      <text:p text:style-name="P1"/>
      <text:p text:style-name="P1"/>
      <text:p text:style-name="P2">Advertisement – for educational toy, as part of the comic this generates revenue for the publisher</text:p>
      <text:p text:style-name="P1"><text:span text:style-name="T2">______ </text:span><text:span text:style-name="T3">□</text:span><text:span text:style-name="T2"> </text:span>Add new page for the advertisement</text:p>
      <text:p text:style-name="P1"><text:span text:style-name="T2">______ </text:span><text:span text:style-name="T3">□</text:span><text:span text:style-name="T2"> </text:span>Choose toy / find sponsor</text:p>
      <text:p text:style-name="P1"><text:span text:style-name="T2">______ </text:span><text:span text:style-name="T3">□</text:span><text:span text:style-name="T2"> </text:span>Write ad copy</text:p>
      <text:p text:style-name="P1"><text:span text:style-name="T2">______ </text:span><text:span text:style-name="T3">□</text:span><text:span text:style-name="T2"> </text:span>Design ad visuals</text:p>
      <text:p text:style-name="P1"/>
      <text:p text:style-name="P1"/>
      <text:p text:style-name="P2">Teaches counting from one to three</text:p>
      <text:p text:style-name="P1"><text:span text:style-name="T2">______ </text:span><text:span text:style-name="T3">□</text:span><text:span text:style-name="T2"> </text:span>Choose two pages where this can be integrated</text:p>
      <text:p text:style-name="P1"><text:span text:style-name="T2">______ </text:span><text:span text:style-name="T3">□</text:span><text:span text:style-name="T2"> </text:span>Add text to teach counting on a page</text:p>
      <text:p text:style-name="P1"><text:span text:style-name="T2">______ </text:span><text:span text:style-name="T3">□</text:span><text:span text:style-name="T2"> </text:span>Add text to teach counting on other page</text:p>
      <text:p text:style-name="P1"><text:span text:style-name="T2">______ </text:span><text:span text:style-name="T3">□</text:span><text:span text:style-name="T2"> </text:span>Add drawings to support text on a page</text:p>
      <text:p text:style-name="P1"><text:span text:style-name="T2">______ </text:span><text:span text:style-name="T3">□</text:span><text:span text:style-name="T2"> </text:span>Add drawings to support text on other page</text:p>
      <text:p text:style-name="P1"/>
      <text:p text:style-name="P1"/>
      <text:p text:style-name="P1"/>
      <text:p text:style-name="P2">Ends with a moral: “build stuff strong”</text:p>
      <text:p text:style-name="P1"><text:span text:style-name="T2">______ </text:span><text:span text:style-name="T3">□</text:span><text:span text:style-name="T2"> </text:span>Create text box area on final page</text:p>
      <text:p text:style-name="P1"><text:span text:style-name="T2">______ </text:span><text:span text:style-name="T3">□</text:span><text:span text:style-name="T2"> </text:span>Add “build stuff strong” moral and supporting text</text:p>
      <text:h text:style-name="P9" text:outline-level="1"/>
      <text:p text:style-name="P1"/>
      <text:h text:style-name="P7" text:outline-level="1"><text:soft-page-break/>Additional Prioritized Value Drivers</text:h>
      <text:p text:style-name="P1"/>
      <text:list xml:id="list1512238425" text:style-name="L1">
        <text:list-item>
          <text:p text:style-name="P14">Word and thought balloons for conversation</text:p>
        </text:list-item>
        <text:list-item>
          <text:p text:style-name="P14">Cover page hook (indicates the action)</text:p>
        </text:list-item>
        <text:list-item>
          <text:p text:style-name="P14">The wolf comes to the pigs' homes at night – so need dark sky in drawings with moon and stars</text:p>
        </text:list-item>
        <text:list-item>
          <text:p text:style-name="P14">Hardcover – use cardboard or three layers of paper to make it more sturdy</text:p>
        </text:list-item>
        <text:list-item>
          <text:p text:style-name="P14">Black gutters – gutters are the part of the page outside the panels (the frame)</text:p>
        </text:list-item>
        <text:list-item>
          <text:p text:style-name="P14">Backstory showing pigs growing up – inserted after the pigs build their houses</text:p>
        </text:list-item>
        <text:list-item>
          <text:p text:style-name="P14">Pop-up book – only needs one pop-up panel, not one per page</text:p>
        </text:list-item>
        <text:list-item>
          <text:p text:style-name="P14">Defeated pigs run back to Mama Pig – instead of to their brother's house or being eaten</text:p>
        </text:list-item>
        <text:list-item>
          <text:p text:style-name="P14"><draw:ellipse text:anchor-type="paragraph" draw:z-index="2" draw:style-name="gr6" draw:text-style-name="P19" svg:width="0.572cm" svg:height="0.574cm" svg:x="12.125cm" svg:y="-0.055cm"><text:p/></draw:ellipse>Page numbers – centered on page at the bottom and circled e.g. <text:s/>3</text:p>
        </text:list-item>
        <text:list-item>
          <text:p text:style-name="P14">Two panels per page</text:p>
        </text:list-item>
        <text:list-item>
          <text:p text:style-name="P14">Third pig gets a reward from the mayor of Piggytown</text:p>
        </text:list-item>
        <text:list-item>
          <text:p text:style-name="P14">More dialog – less expository text</text:p>
        </text:list-item>
        <text:list-item>
          <text:p text:style-name="P14">Consistent drawing quality – use templates</text:p>
        </text:list-item>
        <text:list-item>
          <text:p text:style-name="P14">Story-in-story with 3<text:span text:style-name="T1">rd</text:span> pig earning money to buy bricks <text:s/>- inserted before he actually buys bricks</text:p>
        </text:list-item>
        <text:list-item>
          <text:p text:style-name="P14">Cut-out mama, pigs and wolf play figurines – separate from story, one per page</text:p>
        </text:list-item>
        <text:list-item>
          <text:p text:style-name="P14">Helvetica font face, 14pt for all writing inside comic panels</text:p>
        </text:list-item>
        <text:list-item>
          <text:p text:style-name="P14">Blank white background with .5cm margins for all text to enable international versions</text:p>
        </text:list-item>
        <text:list-item>
          <text:p text:style-name="P14">Public service announcement about washing your hands before and after eating</text:p>
        </text:list-item>
        <text:list-item>
          <text:p text:style-name="P14">Add publication data (library of congress, ISBN, publisher etc.)</text:p>
        </text:list-item>
        <text:list-item>
          <text:p text:style-name="P14">Credits page with team member names, images and bio's</text:p>
        </text:list-item>
        <text:list-item>
          <text:p text:style-name="P14">Landscape vista centerfold in watercolor style</text:p>
        </text:list-item>
      </text:list>
      <text:p text:style-name="P1"/>
      <text:h text:style-name="Heading_20_1" text:outline-level="1">Team's Special Instructions</text:h>
      <text:list xml:id="list412959326" text:style-name="L2">
        <text:list-item>
          <text:p text:style-name="P11">Goal of this project: a comic suitable for a kid's daycare center</text:p>
        </text:list-item>
        <text:list-item>
          <text:p text:style-name="P11">5.5”x8.5” page format – letter size paper folded in half</text:p>
        </text:list-item>
        <text:list-item>
          <text:p text:style-name="P11">Surprise ending</text:p>
        </text:list-item>
        <text:list-item>
          <text:p text:style-name="P11">All written words must be written in CAPITAL LETTERS</text:p>
        </text:list-item>
        <text:list-item>
          <text:p text:style-name="P11">“Gutters” are the page background that the panels sit on, the borders between panels</text:p>
        </text:list-item>
        <text:list-item>
          <text:p text:style-name="P11">Pigs are dressed in contemporary fashion</text:p>
        </text:list-item>
      </text:list>
      <text:list xml:id="list1778441221" text:style-name="L3">
        <text:list-item>
          <text:p text:style-name="P12"><draw:g text:anchor-type="paragraph" draw:z-index="1" draw:style-name="gr1"><draw:rect draw:style-name="gr2" draw:text-style-name="P18" svg:width="2.595cm" svg:height="3.426cm" svg:x="10.072cm" svg:y="0.021cm"><text:p text:style-name="P17"><text:span text:style-name="T4">PAGE</text:span></text:p></draw:rect><draw:rect draw:style-name="gr4" draw:text-style-name="P19" svg:width="2.188cm" svg:height="2.375cm" svg:x="10.278cm" svg:y="0.947cm"><text:p/></draw:rect><draw:ellipse draw:style-name="gr5" draw:text-style-name="P19" svg:width="1.442cm" svg:height="1.068cm" svg:x="10.278cm" svg:y="0.439cm"><text:p/></draw:ellipse></draw:g><draw:g text:anchor-type="paragraph" draw:z-index="0" draw:style-name="gr1"><draw:rect draw:style-name="gr2" draw:text-style-name="P18" svg:width="2.595cm" svg:height="3.426cm" svg:x="7.325cm" svg:y="0.018cm"><text:p text:style-name="P17"><text:span text:style-name="T4">PAGE</text:span></text:p></draw:rect><draw:custom-shape draw:style-name="gr3" draw:text-style-name="P19" svg:width="2.255cm" svg:height="1.553cm" svg:x="7.503cm" svg:y="1.754cm"><text:p/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draw:style-name="gr3" draw:text-style-name="P19" svg:width="2.255cm" svg:height="1.433cm" draw:transform="rotate (3.1415926535892) translate (9.75430555555556cm 1.87325cm)"><text:p/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/draw:g>Panels not always rectangular e.g.</text:p>
        </text:list-item>
        <text:list-item>
          <text:p text:style-name="P12">More dialog... and less caption text</text:p>
        </text:list-item>
      </text:list>
      <text:p text:style-name="P4"/>
      <text:p text:style-name="P4"/>
      <text:p text:style-name="P4"/>
      <text:p text:style-name="Text_20_body"/>
      <text:h text:style-name="P10" text:outline-level="1">Schedule for Cycle</text:h>
      <text:p text:style-name="P4"/>
      <text:p text:style-name="P4">Preparation: understand and refine the Cycle Plan<text:tab/><text:tab/><text:tab/>10 Minutes</text:p>
      <text:p text:style-name="P4"/>
      <text:p text:style-name="P4">Work Period One: start working on tasks<text:tab/><text:tab/><text:tab/><text:tab/>10 Minutes</text:p>
      <text:p text:style-name="P4">Progress Meeting: Reflect, Learn, Plan<text:tab/><text:tab/><text:tab/><text:tab/><text:tab/>3 Minutes</text:p>
      <text:p text:style-name="P4"/>
      <text:p text:style-name="P4">Work Period Two<text:tab/><text:tab/><text:tab/><text:tab/><text:tab/><text:tab/><text:tab/><text:tab/>10 Minutes</text:p>
      <text:p text:style-name="P4">Progress Meeting<text:tab/><text:tab/><text:tab/><text:tab/><text:tab/><text:tab/><text:tab/><text:tab/>3 Minutes</text:p>
      <text:p text:style-name="P4"/>
      <text:p text:style-name="P4">Work Period Three<text:tab/><text:tab/><text:tab/><text:tab/><text:tab/><text:tab/><text:tab/><text:tab/>10 Minutes</text:p>
      <text:p text:style-name="P4">Progress Meeting<text:tab/><text:tab/><text:tab/><text:tab/><text:tab/><text:tab/><text:tab/><text:tab/>3 Minutes</text:p>
      <text:p text:style-name="P4"/>
      <text:p text:style-name="P4">Work Period Four<text:tab/><text:tab/><text:tab/><text:tab/><text:tab/><text:tab/><text:tab/><text:tab/>10 Minutes</text:p>
      <text:p text:style-name="P4"/>
      <text:p text:style-name="P4">Demonstration<text:tab/><text:tab/><text:tab/><text:tab/><text:tab/><text:tab/><text:tab/><text:tab/>3 Minutes per Team</text:p>
      <text:p text:style-name="P4"/>
      <text:p text:style-name="P4"/>
      <text:p text:style-name="P6">Progress Meeting questions:</text:p>
      <text:list xml:id="list1274914997" text:style-name="L4">
        <text:list-item>
          <text:p text:style-name="P13">What did I do?</text:p>
        </text:list-item>
        <text:list-item>
          <text:p text:style-name="P13">What did I learn?</text:p>
        </text:list-item>
        <text:list-item>
          <text:p text:style-name="P13">What are my obstacles?</text:p>
        </text:list-item>
        <text:list-item>
          <text:p text:style-name="P13">What will I do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Arial Unicode MS" svg:font-family="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Slide_25_20Template_7e_LT_7e_Gliederung_20_1" style:display-name="Slide%20Template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lide_25_20Template_7e_LT_7e_Gliederung_20_2" style:display-name="Slide%20Template~LT~Gliederung 2" style:family="paragraph" style:parent-style-name="Slide_25_20Template_7e_LT_7e_Gliederung_20_1">
      <style:paragraph-properties fo:margin-top="0cm" fo:margin-bottom="0.4cm"/>
      <style:text-properties fo:font-size="28pt" style:font-size-asian="28pt" style:font-size-complex="28pt"/>
    </style:style>
    <style:style style:name="Slide_25_20Template_7e_LT_7e_Gliederung_20_3" style:display-name="Slide%20Template~LT~Gliederung 3" style:family="paragraph" style:parent-style-name="Slide_25_20Template_7e_LT_7e_Gliederung_20_2">
      <style:paragraph-properties fo:margin-top="0cm" fo:margin-bottom="0.3cm"/>
      <style:text-properties fo:font-size="24pt" style:font-size-asian="24pt" style:font-size-complex="24pt"/>
    </style:style>
    <style:style style:name="Slide_25_20Template_7e_LT_7e_Gliederung_20_4" style:display-name="Slide%20Template~LT~Gliederung 4" style:family="paragraph" style:parent-style-name="Slide_25_20Template_7e_LT_7e_Gliederung_20_3">
      <style:paragraph-properties fo:margin-top="0cm" fo:margin-bottom="0.199cm"/>
      <style:text-properties fo:font-size="20pt" style:font-size-asian="20pt" style:font-size-complex="20pt"/>
    </style:style>
    <style:style style:name="Slide_25_20Template_7e_LT_7e_Gliederung_20_5" style:display-name="Slide%20Template~LT~Gliederung 5" style:family="paragraph" style:parent-style-name="Slide_25_20Template_7e_LT_7e_Gliederung_20_4">
      <style:paragraph-properties fo:margin-top="0cm" fo:margin-bottom="0.101cm"/>
    </style:style>
    <style:style style:name="Slide_25_20Template_7e_LT_7e_Gliederung_20_6" style:display-name="Slide%20Template~LT~Gliederung 6" style:family="paragraph" style:parent-style-name="Slide_25_20Template_7e_LT_7e_Gliederung_20_5"/>
    <style:style style:name="Slide_25_20Template_7e_LT_7e_Gliederung_20_7" style:display-name="Slide%20Template~LT~Gliederung 7" style:family="paragraph" style:parent-style-name="Slide_25_20Template_7e_LT_7e_Gliederung_20_6"/>
    <style:style style:name="Slide_25_20Template_7e_LT_7e_Gliederung_20_8" style:display-name="Slide%20Template~LT~Gliederung 8" style:family="paragraph" style:parent-style-name="Slide_25_20Template_7e_LT_7e_Gliederung_20_7"/>
    <style:style style:name="Slide_25_20Template_7e_LT_7e_Gliederung_20_9" style:display-name="Slide%20Template~LT~Gliederung 9" style:family="paragraph" style:parent-style-name="Slide_25_20Template_7e_LT_7e_Gliederung_20_8"/>
    <style:style style:name="Slide_25_20Template_7e_LT_7e_Titel" style:display-name="Slide%20Template~LT~Titel" style:family="paragraph">
      <style:paragraph-properties fo:text-align="center" style:justify-single-word="false" style:text-autospace="none"/>
      <style:text-properties fo:color="#ff0000" style:text-outline="false" style:text-line-through-style="none" style:font-name="Tahoma" fo:font-size="120pt" fo:font-style="normal" fo:text-shadow="none" style:text-underline-style="none" fo:font-weight="normal" style:letter-kerning="true" style:font-name-asian="Tahoma" style:font-size-asian="120pt" style:font-style-asian="normal" style:font-weight-asian="normal" style:font-name-complex="Tahoma" style:font-size-complex="120pt" style:font-style-complex="normal" style:font-weight-complex="normal" style:text-emphasize="none"/>
    </style:style>
    <style:style style:name="Slide_25_20Template_7e_LT_7e_Untertitel" style:display-name="Slide%20Template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lide_25_20Template_7e_LT_7e_Notizen" style:display-name="Slide%20Templat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lide_25_20Template_7e_LT_7e_Hintergrundobjekte" style:display-name="Slide%20Template~LT~Hintergrundobjekte" style:family="paragraph">
      <style:paragraph-properties style:text-autospace="none"/>
      <style:text-properties style:letter-kerning="true"/>
    </style:style>
    <style:style style:name="Slide_25_20Template_7e_LT_7e_Hintergrund" style:display-name="Slide%20Template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Tahoma" fo:font-size="18pt" style:letter-kerning="true" style:font-name-asian="Tahoma" style:font-size-asian="18pt" style:font-name-complex="Tahoma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72pt" fo:font-style="normal" fo:text-shadow="none" style:text-underline-style="none" fo:font-weight="bold" style:letter-kerning="true" style:font-name-asian="Tahoma" style:font-size-asian="72pt" style:font-style-asian="normal" style:font-weight-asian="bold" style:font-name-complex="Tahoma" style:font-size-complex="72pt" style:font-style-complex="normal" style:font-weight-complex="bold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cm" fo:margin-bottom="0.499cm" style:text-autospace="none"/>
      <style:text-properties fo:color="#4c4c4c" style:text-outline="false" style:text-line-through-style="none" style:font-name="Tahoma" fo:font-size="60pt" fo:font-style="normal" fo:text-shadow="none" style:text-underline-style="none" fo:font-weight="normal" style:letter-kerning="true" style:font-name-asian="Tahoma" style:font-size-asian="60pt" style:font-style-asian="normal" style:font-weight-asian="normal" style:font-name-complex="Tahoma" style:font-size-complex="60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cm" fo:margin-bottom="0.4cm"/>
    </style:style>
    <style:style style:name="Outline_20_3" style:display-name="Outline 3" style:family="paragraph" style:parent-style-name="Outline_20_2">
      <style:paragraph-properties fo:margin-top="0cm" fo:margin-bottom="0.3cm"/>
    </style:style>
    <style:style style:name="Outline_20_4" style:display-name="Outline 4" style:family="paragraph" style:parent-style-name="Outline_20_3">
      <style:paragraph-properties fo:margin-top="0cm" fo:margin-bottom="0.199cm"/>
    </style:style>
    <style:style style:name="Outline_20_5" style:display-name="Outline 5" style:family="paragraph" style:parent-style-name="Outline_20_4">
      <style:paragraph-properties fo:margin-top="0cm" fo:margin-bottom="0.101cm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ext_20_Master_7e_LT_7e_Gliederung_20_1" style:display-name="Text Master~LT~Gliederung 1" style:family="paragraph">
      <style:paragraph-properties fo:margin-top="0cm" fo:margin-bottom="0.499cm" style:text-autospace="none"/>
      <style:text-properties fo:color="#4c4c4c" style:text-outline="false" style:text-line-through-style="none" style:font-name="Tahoma" fo:font-size="60pt" fo:font-style="normal" fo:text-shadow="none" style:text-underline-style="none" fo:font-weight="normal" style:letter-kerning="true" style:font-name-asian="Tahoma" style:font-size-asian="60pt" style:font-style-asian="normal" style:font-weight-asian="normal" style:font-name-complex="Tahoma" style:font-size-complex="60pt" style:font-style-complex="normal" style:font-weight-complex="normal" style:text-emphasize="none"/>
    </style:style>
    <style:style style:name="Text_20_Master_7e_LT_7e_Gliederung_20_2" style:display-name="Text Master~LT~Gliederung 2" style:family="paragraph" style:parent-style-name="Text_20_Master_7e_LT_7e_Gliederung_20_1">
      <style:paragraph-properties fo:margin-top="0cm" fo:margin-bottom="0.4cm"/>
    </style:style>
    <style:style style:name="Text_20_Master_7e_LT_7e_Gliederung_20_3" style:display-name="Text Master~LT~Gliederung 3" style:family="paragraph" style:parent-style-name="Text_20_Master_7e_LT_7e_Gliederung_20_2">
      <style:paragraph-properties fo:margin-top="0cm" fo:margin-bottom="0.3cm"/>
    </style:style>
    <style:style style:name="Text_20_Master_7e_LT_7e_Gliederung_20_4" style:display-name="Text Master~LT~Gliederung 4" style:family="paragraph" style:parent-style-name="Text_20_Master_7e_LT_7e_Gliederung_20_3">
      <style:paragraph-properties fo:margin-top="0cm" fo:margin-bottom="0.199cm"/>
    </style:style>
    <style:style style:name="Text_20_Master_7e_LT_7e_Gliederung_20_5" style:display-name="Text Master~LT~Gliederung 5" style:family="paragraph" style:parent-style-name="Text_20_Master_7e_LT_7e_Gliederung_20_4">
      <style:paragraph-properties fo:margin-top="0cm" fo:margin-bottom="0.101cm"/>
    </style:style>
    <style:style style:name="Text_20_Master_7e_LT_7e_Gliederung_20_6" style:display-name="Text Master~LT~Gliederung 6" style:family="paragraph" style:parent-style-name="Text_20_Master_7e_LT_7e_Gliederung_20_5"/>
    <style:style style:name="Text_20_Master_7e_LT_7e_Gliederung_20_7" style:display-name="Text Master~LT~Gliederung 7" style:family="paragraph" style:parent-style-name="Text_20_Master_7e_LT_7e_Gliederung_20_6"/>
    <style:style style:name="Text_20_Master_7e_LT_7e_Gliederung_20_8" style:display-name="Text Master~LT~Gliederung 8" style:family="paragraph" style:parent-style-name="Text_20_Master_7e_LT_7e_Gliederung_20_7"/>
    <style:style style:name="Text_20_Master_7e_LT_7e_Gliederung_20_9" style:display-name="Text Master~LT~Gliederung 9" style:family="paragraph" style:parent-style-name="Text_20_Master_7e_LT_7e_Gliederung_20_8"/>
    <style:style style:name="Text_20_Master_7e_LT_7e_Titel" style:display-name="Text Mas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72pt" fo:font-style="normal" fo:text-shadow="none" style:text-underline-style="none" fo:font-weight="bold" style:letter-kerning="true" style:font-name-asian="Tahoma" style:font-size-asian="72pt" style:font-style-asian="normal" style:font-weight-asian="bold" style:font-name-complex="Tahoma" style:font-size-complex="72pt" style:font-style-complex="normal" style:font-weight-complex="bold" style:text-emphasize="none"/>
    </style:style>
    <style:style style:name="Text_20_Master_7e_LT_7e_Untertitel" style:display-name="Text Master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Text_20_Master_7e_LT_7e_Notizen" style:display-name="Text Master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Text_20_Master_7e_LT_7e_Hintergrundobjekte" style:display-name="Text Master~LT~Hintergrundobjekte" style:family="paragraph">
      <style:paragraph-properties style:text-autospace="none"/>
      <style:text-properties style:letter-kerning="true"/>
    </style:style>
    <style:style style:name="Text_20_Master_7e_LT_7e_Hintergrund" style:display-name="Text Master~LT~Hintergrund" style:family="paragraph">
      <style:paragraph-properties style:text-autospace="none"/>
      <style:text-properties style:letter-kerning="true"/>
    </style:style>
    <style:style style:name="Agenda_20_Master_7e_LT_7e_Gliederung_20_1" style:display-name="Agenda Master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72pt" fo:font-style="normal" fo:text-shadow="none" style:text-underline-style="none" fo:font-weight="bold" style:letter-kerning="true" style:font-name-asian="Tahoma" style:font-size-asian="72pt" style:font-style-asian="normal" style:font-weight-asian="bold" style:font-name-complex="Tahoma" style:font-size-complex="72pt" style:font-style-complex="normal" style:font-weight-complex="bold" style:text-emphasize="none"/>
    </style:style>
    <style:style style:name="Agenda_20_Master_7e_LT_7e_Gliederung_20_2" style:display-name="Agenda Master~LT~Gliederung 2" style:family="paragraph" style:parent-style-name="Agenda_20_Master_7e_LT_7e_Gliederung_20_1">
      <style:paragraph-properties fo:margin-top="0cm" fo:margin-bottom="0.4cm"/>
      <style:text-properties fo:font-size="28pt" style:font-size-asian="28pt" style:font-size-complex="28pt"/>
    </style:style>
    <style:style style:name="Agenda_20_Master_7e_LT_7e_Gliederung_20_3" style:display-name="Agenda Master~LT~Gliederung 3" style:family="paragraph" style:parent-style-name="Agenda_20_Master_7e_LT_7e_Gliederung_20_2">
      <style:paragraph-properties fo:margin-top="0cm" fo:margin-bottom="0.3cm"/>
      <style:text-properties fo:font-size="24pt" style:font-size-asian="24pt" style:font-size-complex="24pt"/>
    </style:style>
    <style:style style:name="Agenda_20_Master_7e_LT_7e_Gliederung_20_4" style:display-name="Agenda Master~LT~Gliederung 4" style:family="paragraph" style:parent-style-name="Agenda_20_Master_7e_LT_7e_Gliederung_20_3">
      <style:paragraph-properties fo:margin-top="0cm" fo:margin-bottom="0.199cm"/>
      <style:text-properties fo:font-size="20pt" style:font-size-asian="20pt" style:font-size-complex="20pt"/>
    </style:style>
    <style:style style:name="Agenda_20_Master_7e_LT_7e_Gliederung_20_5" style:display-name="Agenda Master~LT~Gliederung 5" style:family="paragraph" style:parent-style-name="Agenda_20_Master_7e_LT_7e_Gliederung_20_4">
      <style:paragraph-properties fo:margin-top="0cm" fo:margin-bottom="0.101cm"/>
    </style:style>
    <style:style style:name="Agenda_20_Master_7e_LT_7e_Gliederung_20_6" style:display-name="Agenda Master~LT~Gliederung 6" style:family="paragraph" style:parent-style-name="Agenda_20_Master_7e_LT_7e_Gliederung_20_5"/>
    <style:style style:name="Agenda_20_Master_7e_LT_7e_Gliederung_20_7" style:display-name="Agenda Master~LT~Gliederung 7" style:family="paragraph" style:parent-style-name="Agenda_20_Master_7e_LT_7e_Gliederung_20_6"/>
    <style:style style:name="Agenda_20_Master_7e_LT_7e_Gliederung_20_8" style:display-name="Agenda Master~LT~Gliederung 8" style:family="paragraph" style:parent-style-name="Agenda_20_Master_7e_LT_7e_Gliederung_20_7"/>
    <style:style style:name="Agenda_20_Master_7e_LT_7e_Gliederung_20_9" style:display-name="Agenda Master~LT~Gliederung 9" style:family="paragraph" style:parent-style-name="Agenda_20_Master_7e_LT_7e_Gliederung_20_8"/>
    <style:style style:name="Agenda_20_Master_7e_LT_7e_Titel" style:display-name="Agenda Mas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72pt" fo:font-style="normal" fo:text-shadow="none" style:text-underline-style="none" fo:font-weight="bold" style:letter-kerning="true" style:font-name-asian="Tahoma" style:font-size-asian="72pt" style:font-style-asian="normal" style:font-weight-asian="bold" style:font-name-complex="Tahoma" style:font-size-complex="72pt" style:font-style-complex="normal" style:font-weight-complex="bold" style:text-emphasize="none"/>
    </style:style>
    <style:style style:name="Agenda_20_Master_7e_LT_7e_Untertitel" style:display-name="Agenda Master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Agenda_20_Master_7e_LT_7e_Notizen" style:display-name="Agenda Master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Agenda_20_Master_7e_LT_7e_Hintergrundobjekte" style:display-name="Agenda Master~LT~Hintergrundobjekte" style:family="paragraph">
      <style:paragraph-properties style:text-autospace="none"/>
      <style:text-properties style:letter-kerning="true"/>
    </style:style>
    <style:style style:name="Agenda_20_Master_7e_LT_7e_Hintergrund" style:display-name="Agenda Master~LT~Hintergrund" style:family="paragraph">
      <style:paragraph-properties style:text-autospace="none"/>
      <style:text-properties style:letter-kerning="true"/>
    </style:style>
    <style:style style:name="Image_20_Master_20_-_20_White_20_Title_20_Text_7e_LT_7e_Gliederung_20_1" style:display-name="Image Master - White Title Tex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Image_20_Master_20_-_20_White_20_Title_20_Text_7e_LT_7e_Gliederung_20_2" style:display-name="Image Master - White Title Text~LT~Gliederung 2" style:family="paragraph" style:parent-style-name="Image_20_Master_20_-_20_White_20_Title_20_Text_7e_LT_7e_Gliederung_20_1">
      <style:paragraph-properties fo:margin-top="0cm" fo:margin-bottom="0.4cm"/>
      <style:text-properties fo:font-size="28pt" style:font-size-asian="28pt" style:font-size-complex="28pt"/>
    </style:style>
    <style:style style:name="Image_20_Master_20_-_20_White_20_Title_20_Text_7e_LT_7e_Gliederung_20_3" style:display-name="Image Master - White Title Text~LT~Gliederung 3" style:family="paragraph" style:parent-style-name="Image_20_Master_20_-_20_White_20_Title_20_Text_7e_LT_7e_Gliederung_20_2">
      <style:paragraph-properties fo:margin-top="0cm" fo:margin-bottom="0.3cm"/>
      <style:text-properties fo:font-size="24pt" style:font-size-asian="24pt" style:font-size-complex="24pt"/>
    </style:style>
    <style:style style:name="Image_20_Master_20_-_20_White_20_Title_20_Text_7e_LT_7e_Gliederung_20_4" style:display-name="Image Master - White Title Text~LT~Gliederung 4" style:family="paragraph" style:parent-style-name="Image_20_Master_20_-_20_White_20_Title_20_Text_7e_LT_7e_Gliederung_20_3">
      <style:paragraph-properties fo:margin-top="0cm" fo:margin-bottom="0.199cm"/>
      <style:text-properties fo:font-size="20pt" style:font-size-asian="20pt" style:font-size-complex="20pt"/>
    </style:style>
    <style:style style:name="Image_20_Master_20_-_20_White_20_Title_20_Text_7e_LT_7e_Gliederung_20_5" style:display-name="Image Master - White Title Text~LT~Gliederung 5" style:family="paragraph" style:parent-style-name="Image_20_Master_20_-_20_White_20_Title_20_Text_7e_LT_7e_Gliederung_20_4">
      <style:paragraph-properties fo:margin-top="0cm" fo:margin-bottom="0.101cm"/>
    </style:style>
    <style:style style:name="Image_20_Master_20_-_20_White_20_Title_20_Text_7e_LT_7e_Gliederung_20_6" style:display-name="Image Master - White Title Text~LT~Gliederung 6" style:family="paragraph" style:parent-style-name="Image_20_Master_20_-_20_White_20_Title_20_Text_7e_LT_7e_Gliederung_20_5"/>
    <style:style style:name="Image_20_Master_20_-_20_White_20_Title_20_Text_7e_LT_7e_Gliederung_20_7" style:display-name="Image Master - White Title Text~LT~Gliederung 7" style:family="paragraph" style:parent-style-name="Image_20_Master_20_-_20_White_20_Title_20_Text_7e_LT_7e_Gliederung_20_6"/>
    <style:style style:name="Image_20_Master_20_-_20_White_20_Title_20_Text_7e_LT_7e_Gliederung_20_8" style:display-name="Image Master - White Title Text~LT~Gliederung 8" style:family="paragraph" style:parent-style-name="Image_20_Master_20_-_20_White_20_Title_20_Text_7e_LT_7e_Gliederung_20_7"/>
    <style:style style:name="Image_20_Master_20_-_20_White_20_Title_20_Text_7e_LT_7e_Gliederung_20_9" style:display-name="Image Master - White Title Text~LT~Gliederung 9" style:family="paragraph" style:parent-style-name="Image_20_Master_20_-_20_White_20_Title_20_Text_7e_LT_7e_Gliederung_20_8"/>
    <style:style style:name="Image_20_Master_20_-_20_White_20_Title_20_Text_7e_LT_7e_Titel" style:display-name="Image Master - White Title Text~LT~Titel" style:family="paragraph">
      <style:paragraph-properties fo:text-align="end" style:justify-single-word="false" style:text-autospace="none"/>
      <style:text-properties fo:color="#ffffff" style:text-outline="false" style:text-line-through-style="none" style:font-name="Tahoma" fo:font-size="80pt" fo:font-style="normal" fo:text-shadow="none" style:text-underline-style="none" fo:font-weight="bold" style:letter-kerning="true" style:font-name-asian="Tahoma" style:font-size-asian="80pt" style:font-style-asian="normal" style:font-weight-asian="bold" style:font-name-complex="Tahoma" style:font-size-complex="80pt" style:font-style-complex="normal" style:font-weight-complex="bold" style:text-emphasize="none"/>
    </style:style>
    <style:style style:name="Image_20_Master_20_-_20_White_20_Title_20_Text_7e_LT_7e_Untertitel" style:display-name="Image Master - White Title Tex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Image_20_Master_20_-_20_White_20_Title_20_Text_7e_LT_7e_Notizen" style:display-name="Image Master - White Title Tex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Image_20_Master_20_-_20_White_20_Title_20_Text_7e_LT_7e_Hintergrundobjekte" style:display-name="Image Master - White Title Text~LT~Hintergrundobjekte" style:family="paragraph">
      <style:paragraph-properties style:text-autospace="none"/>
      <style:text-properties style:letter-kerning="true"/>
    </style:style>
    <style:style style:name="Image_20_Master_20_-_20_White_20_Title_20_Text_7e_LT_7e_Hintergrund" style:display-name="Image Master - White Title Text~LT~Hintergrund" style:family="paragraph">
      <style:paragraph-properties style:text-autospace="none"/>
      <style:text-properties style:letter-kerning="true"/>
    </style:style>
    <style:style style:name="Image_20_Master_20_-_20_Black_20_Title_7e_LT_7e_Gliederung_20_1" style:display-name="Image Master - Black Title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Image_20_Master_20_-_20_Black_20_Title_7e_LT_7e_Gliederung_20_2" style:display-name="Image Master - Black Title~LT~Gliederung 2" style:family="paragraph" style:parent-style-name="Image_20_Master_20_-_20_Black_20_Title_7e_LT_7e_Gliederung_20_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_7e_LT_7e_Gliederung_20_3" style:display-name="Image Master - Black Title~LT~Gliederung 3" style:family="paragraph" style:parent-style-name="Image_20_Master_20_-_20_Black_20_Title_7e_LT_7e_Gliederung_20_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_7e_LT_7e_Gliederung_20_4" style:display-name="Image Master - Black Title~LT~Gliederung 4" style:family="paragraph" style:parent-style-name="Image_20_Master_20_-_20_Black_20_Title_7e_LT_7e_Gliederung_20_3">
      <style:paragraph-properties fo:margin-top="0cm" fo:margin-bottom="0.199cm"/>
      <style:text-properties fo:font-size="20pt" style:font-size-asian="20pt" style:font-size-complex="20pt"/>
    </style:style>
    <style:style style:name="Image_20_Master_20_-_20_Black_20_Title_7e_LT_7e_Gliederung_20_5" style:display-name="Image Master - Black Title~LT~Gliederung 5" style:family="paragraph" style:parent-style-name="Image_20_Master_20_-_20_Black_20_Title_7e_LT_7e_Gliederung_20_4">
      <style:paragraph-properties fo:margin-top="0cm" fo:margin-bottom="0.101cm"/>
    </style:style>
    <style:style style:name="Image_20_Master_20_-_20_Black_20_Title_7e_LT_7e_Gliederung_20_6" style:display-name="Image Master - Black Title~LT~Gliederung 6" style:family="paragraph" style:parent-style-name="Image_20_Master_20_-_20_Black_20_Title_7e_LT_7e_Gliederung_20_5"/>
    <style:style style:name="Image_20_Master_20_-_20_Black_20_Title_7e_LT_7e_Gliederung_20_7" style:display-name="Image Master - Black Title~LT~Gliederung 7" style:family="paragraph" style:parent-style-name="Image_20_Master_20_-_20_Black_20_Title_7e_LT_7e_Gliederung_20_6"/>
    <style:style style:name="Image_20_Master_20_-_20_Black_20_Title_7e_LT_7e_Gliederung_20_8" style:display-name="Image Master - Black Title~LT~Gliederung 8" style:family="paragraph" style:parent-style-name="Image_20_Master_20_-_20_Black_20_Title_7e_LT_7e_Gliederung_20_7"/>
    <style:style style:name="Image_20_Master_20_-_20_Black_20_Title_7e_LT_7e_Gliederung_20_9" style:display-name="Image Master - Black Title~LT~Gliederung 9" style:family="paragraph" style:parent-style-name="Image_20_Master_20_-_20_Black_20_Title_7e_LT_7e_Gliederung_20_8"/>
    <style:style style:name="Image_20_Master_20_-_20_Black_20_Title_7e_LT_7e_Titel" style:display-name="Image Master - Black Title~LT~Titel" style:family="paragraph">
      <style:paragraph-properties fo:text-align="start" style:justify-single-word="false" style:text-autospace="none"/>
      <style:text-properties fo:color="#000000" style:text-outline="false" style:text-line-through-style="none" style:font-name="Tahoma" fo:font-size="80pt" fo:font-style="normal" fo:text-shadow="none" style:text-underline-style="none" fo:font-weight="normal" style:letter-kerning="true" style:font-name-asian="Tahoma" style:font-size-asian="80pt" style:font-style-asian="normal" style:font-weight-asian="normal" style:font-name-complex="Tahoma" style:font-size-complex="80pt" style:font-style-complex="normal" style:font-weight-complex="normal" style:text-emphasize="none"/>
    </style:style>
    <style:style style:name="Image_20_Master_20_-_20_Black_20_Title_7e_LT_7e_Untertitel" style:display-name="Image Master - Black Title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Image_20_Master_20_-_20_Black_20_Title_7e_LT_7e_Notizen" style:display-name="Image Master - Black Titl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Image_20_Master_20_-_20_Black_20_Title_7e_LT_7e_Hintergrundobjekte" style:display-name="Image Master - Black Title~LT~Hintergrundobjekte" style:family="paragraph">
      <style:paragraph-properties style:text-autospace="none"/>
      <style:text-properties style:letter-kerning="true"/>
    </style:style>
    <style:style style:name="Image_20_Master_20_-_20_Black_20_Title_7e_LT_7e_Hintergrund" style:display-name="Image Master - Black Title~LT~Hintergrund" style:family="paragraph">
      <style:paragraph-properties style:text-autospace="none"/>
      <style:text-properties style:letter-kerning="tru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98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OpenOffice.org_project/330m12$Build-1</meta:generator>
    <meta:initial-creator>Mishkin Berteig</meta:initial-creator>
    <meta:creation-date>2005-12-18T22:47:34</meta:creation-date>
    <dc:date>2011-05-04T13:14:49</dc:date>
    <meta:printed-by>David Parker</meta:printed-by>
    <meta:print-date>2009-09-01T15:21:00.71</meta:print-date>
    <dc:language>en-US</dc:language>
    <meta:editing-cycles>37</meta:editing-cycles>
    <meta:editing-duration>PT2H26M24S</meta:editing-duration>
    <dc:creator>Paul Heidema</dc:creator>
    <meta:document-statistic meta:table-count="0" meta:image-count="0" meta:object-count="0" meta:page-count="4" meta:paragraph-count="94" meta:word-count="823" meta:character-count="4428"/>
    <meta:user-defined meta:name="Info 1"/>
    <meta:user-defined meta:name="Info 2"/>
    <meta:user-defined meta:name="Info 3"/>
    <meta:user-defined meta:name="Info 4"/>
  </office:meta>
</office:document-meta>
</file>